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25-01-08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24-10-03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24-07-11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24-04-02 1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24-01-10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23-10-09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23-07-12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23-04-05 0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23-01-05 1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22-10-06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22-07-11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22-04-06 1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22-01-04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21-10-13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21-07-12 1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21-04-01 0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21-01-07 1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20-10-06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20-07-01 0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20-03-30 0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20-01-09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19-10-01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19-04-03 0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18-10-01 1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18-07-11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18-04-04 1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18-01-09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17-10-05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17-07-11 0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17-04-06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17-01-05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16-10-03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16-07-06 0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16-04-04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16-01-07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15-10-07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15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15-04-02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15-01-05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14-10-01 1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14-07-01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14-04-0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14-01-02 1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13-10-0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13-07-09 0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13-04-09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5</text:p>
          </table:table-cell>
          <table:table-cell office:value-type="string" calcext:value-type="string">
            <text:p>ROMP 23 PZ2</text:p>
          </table:table-cell>
          <table:table-cell office:value-type="string" calcext:value-type="string">
            <text:p>2013-01-08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